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pitch="fixed"/>
    <style:font-face style:name="Courier 10 Pitch" svg:font-family="'Courier 10 Pitch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DejaVu Sans Mono1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2pt"/>
    </style:style>
    <style:style style:name="T4" style:family="text">
      <style:text-properties style:font-name="Courier 10 Pitch1"/>
    </style:style>
    <style:style style:name="T5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e of DRM</text:span><text:span text:style-name="T1"><text:line-break/></text:span><text:span text:style-name="T2">(graphics driver subsystem, not the other thing)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3">Daniel Vetter, Intel OTC</text:span></text:p>
            <text:p><text:span text:style-name="T3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l;dr;</text:p>
          </draw:text-box>
        </draw:frame>
        <draw:frame presentation:style-name="pr5" draw:text-style-name="P4" draw:layer="layout" svg:width="25.199cm" svg:height="8.273cm" svg:x="1.4cm" svg:y="9cm" presentation:class="outline" presentation:user-transformed="true">
          <draw:text-box>
            <text:list text:style-name="L3">
              <text:list-header>
                <text:p>world domination progressing according to pla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doc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pretty, such awesome</text:p>
              </text:list-item>
              <text:list-item>
                <text:p>sphinx+rst+<text:span text:style-name="T4">/scripts/kernel-doc</text:span></text:p>
              </text:list-item>
              <text:list-item>
                <text:p>https://dri.freedesktop.org/docs/dr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doc … for DRM!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everything atomic documented</text:p>
              </text:list-item>
              <text:list-item>
                <text:p>drm_crtc.c split into ~10 files and docs added</text:p>
              </text:list-item>
              <text:list-item>
                <text:p>and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ungeons&amp;dragon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RI1 legacy drivers still exist</text:p>
              </text:list-item>
              <text:list-item>
                <text:p>10+ years of bad UAPI and creative root holes</text:p>
              </text:list-item>
              <text:list-item>
                <text:p>now fully hidden behind <text:span text:style-name="T4">drm_legacy_*</text:span></text:p>
              </text:list-item>
              <text:list-item>
                <text:p><text:span text:style-name="T5">… </text:span><text:span text:style-name="T5">and core de-midlaye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GT gpu tests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port Intel tests to be generic</text:p>
              </text:list-item>
              <text:list-item>
                <text:p>starting to get used on many drivers</text:p>
              </text:list-item>
              <text:list-item>
                <text:p>plus CI systems!</text:p>
              </text:list-item>
              <text:list-item>
                <text:p>https://dri.freedesktop.org/docs/drm/gpu/drm-uapi.html#validating-changes-with-ig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rspace requirement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require open source for any UAPI</text:p>
              </text:list-item>
              <text:list-item>
                <text:p>https://dri.freedesktop.org/docs/drm/gpu/drm-uapi.html#open-source-userspace-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omic display driv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heck/commit semantics</text:p>
              </text:list-item>
              <text:list-item>
                <text:p>flicker-free commit</text:p>
              </text:list-item>
              <text:list-item>
                <text:p>because hw restrictions</text:p>
              </text:list-item>
              <text:list-item>
                <text:p>because direct scanout saves po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omic advance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20 drivers and counting, 2-3 more per release</text:p>
              </text:list-item>
              <text:list-item>
                <text:p>lots of small polish and boiler-plate removal</text:p>
              </text:list-item>
              <text:list-item>
                <text:p>docs, docs, docs</text:p>
              </text:list-item>
              <text:list-item>
                <text:p>modular helper library now fully pro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e atomic to rule them all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rm_hwcomposer, for Android</text:p>
              </text:list-item>
              <text:list-item>
                <text:p>CrOS&amp;Ozone, using wayland</text:p>
              </text:list-item>
              <text:list-item>
                <text:p>all the wayl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omic futur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trouble with some legacy use-cases, cursors</text:p>
              </text:list-item>
              <text:list-item>
                <text:p>buffer allocation needs more UAPI</text:p>
              </text:list-item>
              <text:list-item>
                <text:p>benchmark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eneric fbdev defio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anual upload display to save memory bw</text:p>
              </text:list-item>
              <text:list-item>
                <text:p>FBDEV now remapped to KMS</text:p>
              </text:list-item>
              <text:list-item>
                <text:p>… dirty rectangle still missing for fli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display pipeline help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imple pipe + 1 connector</text:p>
              </text:list-item>
              <text:list-item>
                <text:p>based on atomic, without the complexity</text:p>
              </text:list-item>
              <text:list-item>
                <text:p>DRM now (strictly) better than FB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ence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<text:span text:style-name="T4">struct completion</text:span>, but for DMA</text:p>
              </text:list-item>
              <text:list-item>
                <text:p>implicit: kernel takes care</text:p>
              </text:list-item>
              <text:list-item>
                <text:p>explicit: userspace passes fences around</text:p>
              </text:list-item>
              <text:list-item>
                <text:p>kernel-internally a <text:span text:style-name="T4">struct f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icit fencing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<text:span text:style-name="T4">reservation_object</text:span> on <text:span text:style-name="T4">dma_buf</text:span></text:p>
              </text:list-item>
              <text:list-item>
                <text:p>TTM (amd/nouveau) always supported it</text:p>
              </text:list-item>
              <text:list-item>
                <text:p>support finally rolling out everywhere else</text:p>
              </text:list-item>
              <text:list-item>
                <text:p>for Linux desktop (both X&amp;Waylan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icit fencing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<text:span text:style-name="T4">struct sync_file</text:span>, exported as an FD</text:p>
              </text:list-item>
              <text:list-item>
                <text:p>more control for userspace</text:p>
              </text:list-item>
              <text:list-item>
                <text:p>less complexity in (vendor tree) drivers needed</text:p>
              </text:list-item>
              <text:list-item>
                <text:p>for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icit fencing for rendering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userspace fences fully destaged in 4.9</text:p>
              </text:list-item>
              <text:list-item>
                <text:p>EGL_ANDROID_native_sync for msm/freedreno in 4.9 and mesa-next</text:p>
              </text:list-item>
              <text:list-item>
                <text:p>interaction with implicit fencing is trick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icit fencing for atomic KM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Google made HWC2 to suit upstream</text:p>
              </text:list-item>
              <text:list-item>
                <text:p>blocked by embargo, hopefully 4.10</text:p>
              </text:list-item>
              <text:list-item>
                <text:p>drm_hwcomposer has support</text:p>
              </text:list-item>
              <text:list-item>
                <text:p>for details attend LP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sn Android on upstream*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>* without a joke** of a graphics stack</text:p>
                <text:p>** I'm biased ;-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ndering?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2+1 vendor supported open drivers</text:p>
              </text:list-item>
              <text:list-item>
                <text:p>1+1+1 reverse-engineered drivers</text:p>
              </text:list-item>
              <text:list-item>
                <text:p>plus virtual ones</text:p>
              </text:list-item>
              <text:list-item>
                <text:p>still dire :(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tomic rules them all</text:p>
              </text:list-item>
              <text:list-item>
                <text:p>docs, tests and lots of cleanup</text:p>
              </text:list-item>
              <text:list-item>
                <text:p>closed all major gaps for writing display drivers</text:p>
              </text:list-item>
              <text:list-item>
                <text:p>cross-driver fence for everyone</text:p>
              </text:list-item>
              <text:list-item>
                <text:p>even rendering shows some (slow) prog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pitch="fixed"/>
    <style:font-face style:name="Courier 10 Pitch" svg:font-family="'Courier 10 Pitch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10DT8H28M46S</meta:editing-duration>
    <meta:editing-cycles>65</meta:editing-cycles>
    <meta:generator>LibreOffice/5.1.5.2$Linux_X86_64 LibreOffice_project/10$Build-2</meta:generator>
    <dc:date>2016-09-30T17:18:27.309187556</dc:date>
    <meta:document-statistic meta:object-count="109"/>
  </office:meta>
</office:document-meta>
</file>